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day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1"/>
        <table:table-column table:style-name="co6" table:default-cell-style-name="ce2"/>
        <table:table-column table:style-name="co4" table:default-cell-style-name="ce1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00.5541" calcext:value-type="float">
            <text:p>1100.5541</text:p>
          </table:table-cell>
          <table:table-cell office:value-type="float" office:value="824.5347" calcext:value-type="float">
            <text:p>824.5347</text:p>
          </table:table-cell>
          <table:table-cell office:value-type="float" office:value="103146.516" calcext:value-type="float">
            <text:p>103146.516</text:p>
          </table:table-cell>
          <table:table-cell office:value-type="float" office:value="239.186" calcext:value-type="float">
            <text:p>239.19</text:p>
          </table:table-cell>
          <table:table-cell office:value-type="float" office:value="5.029259E+016" calcext:value-type="float">
            <text:p>5.029E+16</text:p>
          </table:table-cell>
          <table:table-cell office:value-type="float" office:value="321.1643" calcext:value-type="float">
            <text:p>321.16</text:p>
          </table:table-cell>
          <table:table-cell office:value-type="float" office:value="0.650637950216021" calcext:value-type="float">
            <text:p>0.65063795021602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31.7549" calcext:value-type="float">
            <text:p>1131.7549</text:p>
          </table:table-cell>
          <table:table-cell office:value-type="float" office:value="847.64197" calcext:value-type="float">
            <text:p>847.64197</text:p>
          </table:table-cell>
          <table:table-cell office:value-type="float" office:value="106417.07" calcext:value-type="float">
            <text:p>106417.07</text:p>
          </table:table-cell>
          <table:table-cell office:value-type="float" office:value="238.42482" calcext:value-type="float">
            <text:p>238.42</text:p>
          </table:table-cell>
          <table:table-cell office:value-type="float" office:value="3.809101E+016" calcext:value-type="float">
            <text:p>3.809E+16</text:p>
          </table:table-cell>
          <table:table-cell office:value-type="float" office:value="326.2163" calcext:value-type="float">
            <text:p>326.22</text:p>
          </table:table-cell>
          <table:table-cell office:value-type="float" office:value="0.65120342373848" calcext:value-type="float">
            <text:p>0.6512034237384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49.398" calcext:value-type="float">
            <text:p>1149.398</text:p>
          </table:table-cell>
          <table:table-cell office:value-type="float" office:value="854.6104" calcext:value-type="float">
            <text:p>854.6104</text:p>
          </table:table-cell>
          <table:table-cell office:value-type="float" office:value="118082.414" calcext:value-type="float">
            <text:p>118082.414</text:p>
          </table:table-cell>
          <table:table-cell office:value-type="float" office:value="250.47694" calcext:value-type="float">
            <text:p>250.48</text:p>
          </table:table-cell>
          <table:table-cell office:value-type="float" office:value="5.105642E+016" calcext:value-type="float">
            <text:p>5.106E+16</text:p>
          </table:table-cell>
          <table:table-cell office:value-type="float" office:value="343.63123" calcext:value-type="float">
            <text:p>343.63</text:p>
          </table:table-cell>
          <table:table-cell office:value-type="float" office:value="0.616768956184387" calcext:value-type="float">
            <text:p>0.61676895618438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24.0991" calcext:value-type="float">
            <text:p>1224.0991</text:p>
          </table:table-cell>
          <table:table-cell office:value-type="float" office:value="859.0221" calcext:value-type="float">
            <text:p>859.0221</text:p>
          </table:table-cell>
          <table:table-cell office:value-type="float" office:value="113563.016" calcext:value-type="float">
            <text:p>113563.016</text:p>
          </table:table-cell>
          <table:table-cell office:value-type="float" office:value="249.33003" calcext:value-type="float">
            <text:p>249.33</text:p>
          </table:table-cell>
          <table:table-cell office:value-type="float" office:value="3.848472E+016" calcext:value-type="float">
            <text:p>3.848E+16</text:p>
          </table:table-cell>
          <table:table-cell office:value-type="float" office:value="336.99112" calcext:value-type="float">
            <text:p>336.99</text:p>
          </table:table-cell>
          <table:table-cell office:value-type="float" office:value="0.574727995055062" calcext:value-type="float">
            <text:p>0.57472799505506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40.922" calcext:value-type="float">
            <text:p>1240.922</text:p>
          </table:table-cell>
          <table:table-cell office:value-type="float" office:value="835.70306" calcext:value-type="float">
            <text:p>835.70306</text:p>
          </table:table-cell>
          <table:table-cell office:value-type="float" office:value="121541.516" calcext:value-type="float">
            <text:p>121541.516</text:p>
          </table:table-cell>
          <table:table-cell office:value-type="float" office:value="259.30386" calcext:value-type="float">
            <text:p>259.30</text:p>
          </table:table-cell>
          <table:table-cell office:value-type="float" office:value="3.999243E+016" calcext:value-type="float">
            <text:p>3.999E+16</text:p>
          </table:table-cell>
          <table:table-cell office:value-type="float" office:value="348.62805" calcext:value-type="float">
            <text:p>348.63</text:p>
          </table:table-cell>
          <table:table-cell office:value-type="float" office:value="0.493685036897659" calcext:value-type="float">
            <text:p>0.49368503689765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56.7402" calcext:value-type="float">
            <text:p>1156.7402</text:p>
          </table:table-cell>
          <table:table-cell office:value-type="float" office:value="760.7853" calcext:value-type="float">
            <text:p>760.7853</text:p>
          </table:table-cell>
          <table:table-cell office:value-type="float" office:value="108323.37" calcext:value-type="float">
            <text:p>108323.37</text:p>
          </table:table-cell>
          <table:table-cell office:value-type="float" office:value="247.11742" calcext:value-type="float">
            <text:p>247.12</text:p>
          </table:table-cell>
          <table:table-cell office:value-type="float" office:value="3.2702195E+016" calcext:value-type="float">
            <text:p>3.270E+16</text:p>
          </table:table-cell>
          <table:table-cell office:value-type="float" office:value="329.12515" calcext:value-type="float">
            <text:p>329.13</text:p>
          </table:table-cell>
          <table:table-cell office:value-type="float" office:value="0.410233944654465" calcext:value-type="float">
            <text:p>0.41023394465446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26.0358" calcext:value-type="float">
            <text:p>1026.0358</text:p>
          </table:table-cell>
          <table:table-cell office:value-type="float" office:value="692.5456" calcext:value-type="float">
            <text:p>692.5456</text:p>
          </table:table-cell>
          <table:table-cell office:value-type="float" office:value="94618.195" calcext:value-type="float">
            <text:p>94618.195</text:p>
          </table:table-cell>
          <table:table-cell office:value-type="float" office:value="232.76196" calcext:value-type="float">
            <text:p>232.76</text:p>
          </table:table-cell>
          <table:table-cell office:value-type="float" office:value="4.002191E+016" calcext:value-type="float">
            <text:p>4.002E+16</text:p>
          </table:table-cell>
          <table:table-cell office:value-type="float" office:value="307.6007" calcext:value-type="float">
            <text:p>307.60</text:p>
          </table:table-cell>
          <table:table-cell office:value-type="float" office:value="0.433817058801651" calcext:value-type="float">
            <text:p>0.43381705880165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00.1716" calcext:value-type="float">
            <text:p>1100.1716</text:p>
          </table:table-cell>
          <table:table-cell office:value-type="float" office:value="825.1385" calcext:value-type="float">
            <text:p>825.1385</text:p>
          </table:table-cell>
          <table:table-cell office:value-type="float" office:value="104512.89" calcext:value-type="float">
            <text:p>104512.89</text:p>
          </table:table-cell>
          <table:table-cell office:value-type="float" office:value="234.52133" calcext:value-type="float">
            <text:p>234.52</text:p>
          </table:table-cell>
          <table:table-cell office:value-type="float" office:value="4.6676614E+016" calcext:value-type="float">
            <text:p>4.668E+16</text:p>
          </table:table-cell>
          <table:table-cell office:value-type="float" office:value="323.28455" calcext:value-type="float">
            <text:p>323.28</text:p>
          </table:table-cell>
          <table:table-cell office:value-type="float" office:value="0.646924521241869" calcext:value-type="float">
            <text:p>0.64692452124186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141.9347" calcext:value-type="float">
            <text:p>1141.9347</text:p>
          </table:table-cell>
          <table:table-cell office:value-type="float" office:value="852.7158" calcext:value-type="float">
            <text:p>852.7158</text:p>
          </table:table-cell>
          <table:table-cell office:value-type="float" office:value="104757.08" calcext:value-type="float">
            <text:p>104757.08</text:p>
          </table:table-cell>
          <table:table-cell office:value-type="float" office:value="238.94621" calcext:value-type="float">
            <text:p>238.95</text:p>
          </table:table-cell>
          <table:table-cell office:value-type="float" office:value="4.3159418E+016" calcext:value-type="float">
            <text:p>4.316E+16</text:p>
          </table:table-cell>
          <table:table-cell office:value-type="float" office:value="323.662" calcext:value-type="float">
            <text:p>323.66</text:p>
          </table:table-cell>
          <table:table-cell office:value-type="float" office:value="0.661284876721246" calcext:value-type="float">
            <text:p>0.661284876721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4:25:50.046665434</dc:date>
    <meta:editing-duration>PT5M2S</meta:editing-duration>
    <meta:editing-cycles>1</meta:editing-cycles>
    <meta:document-statistic meta:table-count="1" meta:cell-count="89" meta:object-count="0"/>
    <meta:generator>LibreOffice/6.4.7.2$Linux_X86_64 LibreOffice_project/40$Build-2</meta:generator>
  </office:meta>
</office:document-meta>
</file>